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ibliography_20_1">
      <style:text-properties officeooo:rsid="001f98cc" officeooo:paragraph-rsid="001f98cc"/>
    </style:style>
    <style:style style:name="P2" style:family="paragraph" style:parent-style-name="Bibliography_20_1">
      <style:text-properties officeooo:paragraph-rsid="001f98cc"/>
    </style:style>
    <style:style style:name="P3" style:family="paragraph" style:parent-style-name="Bibliography_20_1">
      <style:text-properties officeooo:paragraph-rsid="0021ea36"/>
    </style:style>
    <style:style style:name="P4" style:family="paragraph" style:parent-style-name="Bibliography_20_1">
      <style:text-properties officeooo:rsid="0028c856" officeooo:paragraph-rsid="0028c856"/>
    </style:style>
    <style:style style:name="P5" style:family="paragraph" style:parent-style-name="Bibliography_20_1">
      <style:text-properties officeooo:paragraph-rsid="0028c856"/>
    </style:style>
    <style:style style:name="P6" style:family="paragraph" style:parent-style-name="Standard">
      <style:text-properties officeooo:rsid="001da954" officeooo:paragraph-rsid="001da954"/>
    </style:style>
    <style:style style:name="P7" style:family="paragraph" style:parent-style-name="Standard">
      <style:text-properties officeooo:rsid="001f98cc" officeooo:paragraph-rsid="001f98cc"/>
    </style:style>
    <style:style style:name="P8" style:family="paragraph" style:parent-style-name="Standard">
      <style:text-properties officeooo:rsid="001f98cc"/>
    </style:style>
    <style:style style:name="P9" style:family="paragraph" style:parent-style-name="Standard">
      <style:text-properties officeooo:rsid="001f98cc" officeooo:paragraph-rsid="0028c856"/>
    </style:style>
    <style:style style:name="P10" style:family="paragraph" style:parent-style-name="Standard">
      <style:text-properties fo:font-weight="bold" officeooo:rsid="001da954" officeooo:paragraph-rsid="001da954" style:font-weight-asian="bold" style:font-weight-complex="bold"/>
    </style:style>
    <style:style style:name="P11" style:family="paragraph" style:parent-style-name="Standard">
      <style:text-properties fo:font-weight="bold" officeooo:rsid="001f98cc" officeooo:paragraph-rsid="001f98cc" style:font-weight-asian="bold" style:font-weight-complex="bold"/>
    </style:style>
    <style:style style:name="P12" style:family="paragraph" style:parent-style-name="Standard">
      <style:text-properties fo:font-weight="bold" officeooo:rsid="00219490" officeooo:paragraph-rsid="00219490" style:font-weight-asian="bold" style:font-weight-complex="bold"/>
    </style:style>
    <style:style style:name="P13" style:family="paragraph" style:parent-style-name="Standard">
      <style:text-properties officeooo:rsid="00219490" officeooo:paragraph-rsid="00219490"/>
    </style:style>
    <style:style style:name="P14" style:family="paragraph" style:parent-style-name="Standard">
      <style:text-properties officeooo:rsid="00219490" officeooo:paragraph-rsid="0028c856"/>
    </style:style>
    <style:style style:name="P15" style:family="paragraph" style:parent-style-name="Standard">
      <style:text-properties officeooo:paragraph-rsid="00271512"/>
    </style:style>
    <style:style style:name="P16" style:family="paragraph" style:parent-style-name="Standard">
      <style:text-properties officeooo:rsid="0028c856" officeooo:paragraph-rsid="0028c856"/>
    </style:style>
    <style:style style:name="P17" style:family="paragraph" style:parent-style-name="Standard">
      <style:text-properties officeooo:paragraph-rsid="0028c856"/>
    </style:style>
    <style:style style:name="T1" style:family="text">
      <style:text-properties officeooo:rsid="001f98cc"/>
    </style:style>
    <style:style style:name="T2" style:family="text">
      <style:text-properties fo:font-variant="small-caps" fo:color="#c9211e" loext:opacity="100%"/>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officeooo:rsid="00219490"/>
    </style:style>
    <style:style style:name="T6" style:family="text">
      <style:text-properties fo:color="#c9211e" loext:opacity="100%"/>
    </style:style>
    <style:style style:name="T7" style:family="text">
      <style:text-properties fo:color="#c9211e" loext:opacity="100%" officeooo:rsid="0021ea36"/>
    </style:style>
    <style:style style:name="T8" style:family="text">
      <style:text-properties officeooo:rsid="0021ea36"/>
    </style:style>
    <style:style style:name="T9" style:family="text">
      <style:text-properties fo:font-variant="normal" fo:text-transform="none" style:text-position="0% 100%" style:text-underline-style="none" fo:font-weight="normal"/>
    </style:style>
    <style:style style:name="T10" style:family="text">
      <style:text-properties fo:font-variant="normal" fo:text-transform="none" style:text-position="0% 100%" fo:font-style="italic" style:text-underline-style="none" fo:font-weight="normal" style:font-style-asian="italic"/>
    </style:style>
    <style:style style:name="T11" style:family="text">
      <style:text-properties fo:font-variant="normal" fo:text-transform="none" style:text-underline-style="none" fo:font-weight="normal"/>
    </style:style>
    <style:style style:name="T12" style:family="text">
      <style:text-properties fo:font-variant="normal" fo:text-transform="none" fo:font-style="italic" style:text-underline-style="none" fo:font-weight="normal" style:font-style-asian="italic"/>
    </style:style>
    <style:style style:name="T13" style:family="text">
      <style:text-properties fo:font-variant="normal" fo:text-transform="none" style:text-position="super 58%" style:text-underline-style="none" fo:font-weight="normal"/>
    </style:style>
    <style:style style:name="T14" style:family="text">
      <style:text-properties officeooo:rsid="0028c856"/>
    </style:style>
    <style:style style:name="T15" style:family="text">
      <style:text-properties officeooo:rsid="0028d6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odèle</text:h>
      <text:p text:style-name="P10"/>
      <text:p text:style-name="P10">Article : </text:p>
      <text:p text:style-name="Standard"/>
      <text:p text:style-name="Standard">Raymond Bourdoncle, « Universitarisation », <text:span text:style-name="Emphasis">Recherche et formation</text:span>,<text:span text:style-name="Emphasis"> </text:span>n° 54, 2007, p. 136</text:p>
      <text:p text:style-name="Standard"/>
      <text:p text:style-name="P12">Article avec URL</text:p>
      <text:p text:style-name="P13"/>
      <text:p text:style-name="P15">Isabelle Genyk, Élise Macaire, « La Mise en place d’une expérimentation pédagogique : construction incrémentale d’une méthode de projet », <text:span text:style-name="Emphasis">GéoProximitéS</text:span>, 1/2024 « Recherches-actions participatives », janvier 2024, [en ligne] [<text:a xlink:type="simple" xlink:href="https://geoproximites.fr/ark:/84480 2024/01/25/la-mise-en-place-dune-experimentation-pedagogique-construction-incrementale-dune-methode-de-projet/" text:style-name="Internet_20_link" text:visited-style-name="Visited_20_Internet_20_Link">https://geoproximites.fr/ark:/84480 2024/01/25/la-mise-en-place-dune-experimentation-pedagogique-construction-incrementale-dune-methode-de-projet/</text:a>].</text:p>
      <text:p text:style-name="Standard"/>
      <text:p text:style-name="P10">Ouvrage : </text:p>
      <text:p text:style-name="P6"/>
      <text:p text:style-name="P6">Richard Wittorski, <text:span text:style-name="Emphasis">Formation, travail et professionnalisation</text:span>. Paris, L’Harmattan, 2005.</text:p>
      <text:p text:style-name="P6"/>
      <text:p text:style-name="P10"><text:span text:style-name="T1">Présentation </text:span>: </text:p>
      <text:p text:style-name="P6"/>
      <text:p text:style-name="P6">Marie-Christine Raucent, Joanne Vajda, Patricia Scheffers, Diane Leduc et Eric Le Coguiec, « Construire une démarche pédagogique et déployer la coopération à toutes les échelles entre écoles d’architecture européennes », <text:span text:style-name="Emphasis">Questions de pédagogies dans l’enseignement supérieur</text:span>, ENSTA Bretagne, IMT-A, UBO Brest, 2019, p. 4</text:p>
      <text:p text:style-name="P6"/>
      <text:p text:style-name="P11">Ouvrage collectif : </text:p>
      <text:p text:style-name="P7"/>
      <text:p text:style-name="P7">Dominique Gauzin-Müller, Marie-Hélène Contal, Christelle Lecoeur Et Jean-Pierre Menard (dir.), <text:span text:style-name="Emphasis">Habiter écologique - Quelles architectures pour une ville durable ?</text:span>, Arles : éditions Actes Sud, 2009.</text:p>
      <text:p text:style-name="P6"/>
      <text:p text:style-name="P10">Chapitre d’ouvrage : </text:p>
      <text:p text:style-name="P6"/>
      <text:p text:style-name="P6">Frédéric Darbellay, « Chapitre X. Interdisciplinarité et créativité : transformation organisationnelle et acteurs du changement », dans Nathalie Bonnardel, Fabien Girandola, Éric Bonetto et Todd Lubart (dir.), <text:span text:style-name="Emphasis">La Créativité en situations. Théories et applications</text:span>, Malakoff, Dunod (hors collection), 2023, p. 165.</text:p>
      <text:p text:style-name="P6"/>
      <text:p text:style-name="P6"/>
      <text:p text:style-name="P6"/>
      <text:p text:style-name="P6"/>
      <text:p text:style-name="P7">reproduction de l’article<text:note text:id="ftn0" text:note-class="footnote"><text:note-citation>1</text:note-citation><text:note-body><text:p text:style-name="Footnote"><text:reference-mark-start text:name="ZOTERO_ITEM CSL_CITATION {&quot;citationID&quot;:&quot;upZ8aRBm&quot;,&quot;properties&quot;:{&quot;formattedCitation&quot;:&quot;Raymond Bourdoncle, \\uc0\\u171{}\\uc0\\u160{}\\uc0\\u171{}\\uc0\\u8239{}universitarisation\\uc0\\u8239{}\\uc0\\u187{}\\uc0\\u160{}\\uc0\\u187{}, {\\i{}Recherche et formation}, n\\super o\\nosupersub{}\\uc0\\u160{}54, ENS Editions, janvier 2007, p.\\uc0\\u160{}135-149&quot;,&quot;plainCitation&quot;:&quot;Raymond Bourdoncle, « « universitarisation » », Recherche et formation, no 54, ENS Editions, janvier 2007, p. 135-149&quot;,&quot;noteIndex&quot;:1},&quot;citationItems&quot;:[{&quot;id&quot;:15794,&quot;uris&quot;:[&quot;http://zotero.org/users/895735/items/PCTN3RK6&quot;],&quot;itemData&quot;:{&quot;id&quot;:15794,&quot;type&quot;:&quot;article-journal&quot;,&quot;abstract&quot;:&quot;Pourquoi ce mot ? Pourquoi pas ceux que l’on trouve dans le titre du thème choisi pour ce numéro : « Nouveaux cursus, nouveaux diplômes » ? Ils sont trop généraux. Pourquoi pas ceux du sous-titre « La formation professionnelle des formateurs à l’Université » ? Avec Claude Lessard (Lessard et Bourdoncle, 2002 et 2003), nous avons déjà travaillé sur la question proche, mais plus générale : « Qu’est-ce qu’une formation professionnelle universitaire ? » Inutile d’y revenir. On se répéterait. Trav...&quot;,&quot;container-title&quot;:&quot;Recherche et formation&quot;,&quot;DOI&quot;:&quot;10.4000/rechercheformation.945&quot;,&quot;ISSN&quot;:&quot;0988-1824&quot;,&quot;issue&quot;:&quot;54&quot;,&quot;journalAbbreviation&quot;:&quot;Rech. form.&quot;,&quot;language&quot;:&quot;en&quot;,&quot;license&quot;:&quot;https://creativecommons.org/licenses/by-nc-nd/4.0/&quot;,&quot;note&quot;:&quot;ISBN: 9782734210795\nnumber: 54\npublisher: ENS Editions&quot;,&quot;page&quot;:&quot;135-149&quot;,&quot;source&quot;:&quot;journals.openedition.org&quot;,&quot;title&quot;:&quot;« universitarisation »&quot;,&quot;author&quot;:[{&quot;family&quot;:&quot;Bourdoncle&quot;,&quot;given&quot;:&quot;Raymond&quot;}],&quot;issued&quot;:{&quot;date-parts&quot;:[[&quot;2007&quot;,1,1]]},&quot;citation-key&quot;:&quot;bourdoncleUniversitarisation2007&quot;}}],&quot;schema&quot;:&quot;https://github.com/citation-style-language/schema/raw/master/csl-citation.json&quot;} RND32uWOaMA2u"/><text:span text:style-name="T11">Raymond Bourdoncle, « « universitarisation » », </text:span><text:span text:style-name="T12">Recherche et formation</text:span><text:span text:style-name="T11">, n</text:span><text:span text:style-name="T13">o</text:span><text:span text:style-name="T11"> 54, ENS Editions, janvier 2007, p. 135-149</text:span><text:reference-mark-end text:name="ZOTERO_ITEM CSL_CITATION {&quot;citationID&quot;:&quot;upZ8aRBm&quot;,&quot;properties&quot;:{&quot;formattedCitation&quot;:&quot;Raymond Bourdoncle, \\uc0\\u171{}\\uc0\\u160{}\\uc0\\u171{}\\uc0\\u8239{}universitarisation\\uc0\\u8239{}\\uc0\\u187{}\\uc0\\u160{}\\uc0\\u187{}, {\\i{}Recherche et formation}, n\\super o\\nosupersub{}\\uc0\\u160{}54, ENS Editions, janvier 2007, p.\\uc0\\u160{}135-149&quot;,&quot;plainCitation&quot;:&quot;Raymond Bourdoncle, « « universitarisation » », Recherche et formation, no 54, ENS Editions, janvier 2007, p. 135-149&quot;,&quot;noteIndex&quot;:1},&quot;citationItems&quot;:[{&quot;id&quot;:15794,&quot;uris&quot;:[&quot;http://zotero.org/users/895735/items/PCTN3RK6&quot;],&quot;itemData&quot;:{&quot;id&quot;:15794,&quot;type&quot;:&quot;article-journal&quot;,&quot;abstract&quot;:&quot;Pourquoi ce mot ? Pourquoi pas ceux que l’on trouve dans le titre du thème choisi pour ce numéro : « Nouveaux cursus, nouveaux diplômes » ? Ils sont trop généraux. Pourquoi pas ceux du sous-titre « La formation professionnelle des formateurs à l’Université » ? Avec Claude Lessard (Lessard et Bourdoncle, 2002 et 2003), nous avons déjà travaillé sur la question proche, mais plus générale : « Qu’est-ce qu’une formation professionnelle universitaire ? » Inutile d’y revenir. On se répéterait. Trav...&quot;,&quot;container-title&quot;:&quot;Recherche et formation&quot;,&quot;DOI&quot;:&quot;10.4000/rechercheformation.945&quot;,&quot;ISSN&quot;:&quot;0988-1824&quot;,&quot;issue&quot;:&quot;54&quot;,&quot;journalAbbreviation&quot;:&quot;Rech. form.&quot;,&quot;language&quot;:&quot;en&quot;,&quot;license&quot;:&quot;https://creativecommons.org/licenses/by-nc-nd/4.0/&quot;,&quot;note&quot;:&quot;ISBN: 9782734210795\nnumber: 54\npublisher: ENS Editions&quot;,&quot;page&quot;:&quot;135-149&quot;,&quot;source&quot;:&quot;journals.openedition.org&quot;,&quot;title&quot;:&quot;« universitarisation »&quot;,&quot;author&quot;:[{&quot;family&quot;:&quot;Bourdoncle&quot;,&quot;given&quot;:&quot;Raymond&quot;}],&quot;issued&quot;:{&quot;date-parts&quot;:[[&quot;2007&quot;,1,1]]},&quot;citation-key&quot;:&quot;bourdoncleUniversitarisation2007&quot;}}],&quot;schema&quot;:&quot;https://github.com/citation-style-language/schema/raw/master/csl-citation.json&quot;} RND32uWOaMA2u"/></text:p></text:note-body></text:note></text:p>
      <text:p text:style-name="P7"/>
      <text:p text:style-name="P13">reproduction de l’article avec URL<text:note text:id="ftn4" text:note-class="footnote"><text:note-citation>2</text:note-citation><text:note-body><text:p text:style-name="Footnote"><text:reference-mark-start text:name="ZOTERO_ITEM CSL_CITATION {&quot;citationID&quot;:&quot;tZ7I97HS&quot;,&quot;properties&quot;:{&quot;formattedCitation&quot;:&quot;Isabelle Genyck et Elise Macaire, \\uc0\\u171{}\\uc0\\u160{}La mise en place d\\uc0\\u8217{}une exp\\uc0\\u233{}rimentation p\\uc0\\u233{}dagogique\\uc0\\u8239{}: construction incr\\uc0\\u233{}mentale d\\uc0\\u8217{}une m\\uc0\\u233{}thode de projet \\uc0\\u8211{} GeoProximiteS\\uc0\\u160{}\\uc0\\u187{}, {\\i{}G\\uc0\\u233{}oProximit\\uc0\\u233{}S}, vol.\\uc0\\u160{}2024, n\\super o\\nosupersub{}\\uc0\\u160{}1, f\\uc0\\u233{}vrier 2024, p.\\uc0\\u160{}130-136&quot;,&quot;plainCitation&quot;:&quot;Isabelle Genyck et Elise Macaire, « La mise en place d’une expérimentation pédagogique : construction incrémentale d’une méthode de projet – GeoProximiteS », GéoProximitéS, vol. 2024, no 1, février 2024, p. 130-136&quot;,&quot;noteIndex&quot;:2},&quot;citationItems&quot;:[{&quot;id&quot;:15803,&quot;uris&quot;:[&quot;http://zotero.org/users/895735/items/YM9H379A&quot;],&quot;itemData&quot;:{&quot;id&quot;:15803,&quot;type&quot;:&quot;article-journal&quot;,&quot;container-title&quot;:&quot;GéoProximitéS&quot;,&quot;issue&quot;:&quot;1&quot;,&quot;language&quot;:&quot;en&quot;,&quot;page&quot;:&quot;130-136&quot;,&quot;title&quot;:&quot;La mise en place d’une expérimentation pédagogique : construction incrémentale d’une méthode de projet – GeoProximiteS&quot;,&quot;title-short&quot;:&quot;La mise en place d’une expérimentation pédagogique&quot;,&quot;volume&quot;:&quot;2024&quot;,&quot;author&quot;:[{&quot;family&quot;:&quot;Genyck&quot;,&quot;given&quot;:&quot;Isabelle&quot;},{&quot;family&quot;:&quot;Macaire&quot;,&quot;given&quot;:&quot;Elise&quot;}],&quot;issued&quot;:{&quot;date-parts&quot;:[[&quot;2024&quot;,2,14]]},&quot;citation-key&quot;:&quot;genyckMisePlaceDune2024&quot;}}],&quot;schema&quot;:&quot;https://github.com/citation-style-language/schema/raw/master/csl-citation.json&quot;} RNDkbYV7lJMvh"/><text:span text:style-name="T11">Isabelle Genyck et Elise Macaire, « La mise en place d’une expérimentation pédagogique : construction incrémentale d’une méthode de projet – GeoProximiteS », </text:span><text:span text:style-name="T12">GéoProximitéS</text:span><text:span text:style-name="T11">, vol. 2024, n</text:span><text:span text:style-name="T13">o</text:span><text:span text:style-name="T11"> 1, février 2024, p. 130-136</text:span><text:reference-mark-end text:name="ZOTERO_ITEM CSL_CITATION {&quot;citationID&quot;:&quot;tZ7I97HS&quot;,&quot;properties&quot;:{&quot;formattedCitation&quot;:&quot;Isabelle Genyck et Elise Macaire, \\uc0\\u171{}\\uc0\\u160{}La mise en place d\\uc0\\u8217{}une exp\\uc0\\u233{}rimentation p\\uc0\\u233{}dagogique\\uc0\\u8239{}: construction incr\\uc0\\u233{}mentale d\\uc0\\u8217{}une m\\uc0\\u233{}thode de projet \\uc0\\u8211{} GeoProximiteS\\uc0\\u160{}\\uc0\\u187{}, {\\i{}G\\uc0\\u233{}oProximit\\uc0\\u233{}S}, vol.\\uc0\\u160{}2024, n\\super o\\nosupersub{}\\uc0\\u160{}1, f\\uc0\\u233{}vrier 2024, p.\\uc0\\u160{}130-136&quot;,&quot;plainCitation&quot;:&quot;Isabelle Genyck et Elise Macaire, « La mise en place d’une expérimentation pédagogique : construction incrémentale d’une méthode de projet – GeoProximiteS », GéoProximitéS, vol. 2024, no 1, février 2024, p. 130-136&quot;,&quot;noteIndex&quot;:2},&quot;citationItems&quot;:[{&quot;id&quot;:15803,&quot;uris&quot;:[&quot;http://zotero.org/users/895735/items/YM9H379A&quot;],&quot;itemData&quot;:{&quot;id&quot;:15803,&quot;type&quot;:&quot;article-journal&quot;,&quot;container-title&quot;:&quot;GéoProximitéS&quot;,&quot;issue&quot;:&quot;1&quot;,&quot;language&quot;:&quot;en&quot;,&quot;page&quot;:&quot;130-136&quot;,&quot;title&quot;:&quot;La mise en place d’une expérimentation pédagogique : construction incrémentale d’une méthode de projet – GeoProximiteS&quot;,&quot;title-short&quot;:&quot;La mise en place d’une expérimentation pédagogique&quot;,&quot;volume&quot;:&quot;2024&quot;,&quot;author&quot;:[{&quot;family&quot;:&quot;Genyck&quot;,&quot;given&quot;:&quot;Isabelle&quot;},{&quot;family&quot;:&quot;Macaire&quot;,&quot;given&quot;:&quot;Elise&quot;}],&quot;issued&quot;:{&quot;date-parts&quot;:[[&quot;2024&quot;,2,14]]},&quot;citation-key&quot;:&quot;genyckMisePlaceDune2024&quot;}}],&quot;schema&quot;:&quot;https://github.com/citation-style-language/schema/raw/master/csl-citation.json&quot;} RNDkbYV7lJMvh"/></text:p></text:note-body></text:note></text:p>
      <text:p text:style-name="P7"/>
      <text:p text:style-name="P7">reproduction de l’ouvrage<text:note text:id="ftn1" text:note-class="footnote"><text:note-citation>3</text:note-citation><text:note-body><text:p text:style-name="Footnote"><text:reference-mark-start text:name="ZOTERO_ITEM CSL_CITATION {&quot;citationID&quot;:&quot;yngQ6z2S&quot;,&quot;properties&quot;:{&quot;formattedCitation&quot;:&quot;Richard Wittorski, {\\i{}Formation, travail et professionnalisation}, Paris, Editions L\\uc0\\u8217{}Harmattan, 2005&quot;,&quot;plainCitation&quot;:&quot;Richard Wittorski, Formation, travail et professionnalisation, Paris, Editions L’Harmattan, 2005&quot;,&quot;noteIndex&quot;:3},&quot;citationItems&quot;:[{&quot;id&quot;:15797,&quot;uris&quot;:[&quot;http://zotero.org/users/895735/items/XD7T47V2&quot;],&quot;itemData&quot;:{&quot;id&quot;:15797,&quot;type&quot;:&quot;book&quot;,&quot;abstract&quot;:&quot;Cet ouvrage met au jour les questions posées au sujet des démarches de professionnalisation et saisit les processus à l'oeuvre dans les dispositifs ayant pour intention de professionnaliser des individus (développement des compétences et des identités professionnelles). Sont évoqués le rapport théorie/pratique dans ces dispositifs, les savoirs en jeu, les espaces et dispositifs de production/verbalisation de ces savoirs... dans des champs professionnels différents : médecine générale, enseignement, formation personnalisée.&quot;,&quot;event-place&quot;:&quot;Paris&quot;,&quot;ISBN&quot;:&quot;978-2-7475-9126-3&quot;,&quot;language&quot;:&quot;en&quot;,&quot;number-of-pages&quot;:&quot;206&quot;,&quot;publisher&quot;:&quot;Editions L'Harmattan&quot;,&quot;publisher-place&quot;:&quot;Paris&quot;,&quot;source&quot;:&quot;Amazon&quot;,&quot;title&quot;:&quot;Formation, travail et professionnalisation&quot;,&quot;author&quot;:[{&quot;family&quot;:&quot;Wittorski&quot;,&quot;given&quot;:&quot;Richard&quot;}],&quot;issued&quot;:{&quot;date-parts&quot;:[[&quot;2005&quot;,9,1]]},&quot;citation-key&quot;:&quot;wittorskiFormationTravailProfessionnalisation2005&quot;}}],&quot;schema&quot;:&quot;https://github.com/citation-style-language/schema/raw/master/csl-citation.json&quot;} RNDYPx3hSOyZY"/><text:span text:style-name="T9">Richard Wittorski, </text:span><text:span text:style-name="T10">Formation, travail et professionnalisation</text:span><text:span text:style-name="T9">, Paris, Editions L’Harmattan, 2005</text:span><text:reference-mark-end text:name="ZOTERO_ITEM CSL_CITATION {&quot;citationID&quot;:&quot;yngQ6z2S&quot;,&quot;properties&quot;:{&quot;formattedCitation&quot;:&quot;Richard Wittorski, {\\i{}Formation, travail et professionnalisation}, Paris, Editions L\\uc0\\u8217{}Harmattan, 2005&quot;,&quot;plainCitation&quot;:&quot;Richard Wittorski, Formation, travail et professionnalisation, Paris, Editions L’Harmattan, 2005&quot;,&quot;noteIndex&quot;:3},&quot;citationItems&quot;:[{&quot;id&quot;:15797,&quot;uris&quot;:[&quot;http://zotero.org/users/895735/items/XD7T47V2&quot;],&quot;itemData&quot;:{&quot;id&quot;:15797,&quot;type&quot;:&quot;book&quot;,&quot;abstract&quot;:&quot;Cet ouvrage met au jour les questions posées au sujet des démarches de professionnalisation et saisit les processus à l'oeuvre dans les dispositifs ayant pour intention de professionnaliser des individus (développement des compétences et des identités professionnelles). Sont évoqués le rapport théorie/pratique dans ces dispositifs, les savoirs en jeu, les espaces et dispositifs de production/verbalisation de ces savoirs... dans des champs professionnels différents : médecine générale, enseignement, formation personnalisée.&quot;,&quot;event-place&quot;:&quot;Paris&quot;,&quot;ISBN&quot;:&quot;978-2-7475-9126-3&quot;,&quot;language&quot;:&quot;en&quot;,&quot;number-of-pages&quot;:&quot;206&quot;,&quot;publisher&quot;:&quot;Editions L'Harmattan&quot;,&quot;publisher-place&quot;:&quot;Paris&quot;,&quot;source&quot;:&quot;Amazon&quot;,&quot;title&quot;:&quot;Formation, travail et professionnalisation&quot;,&quot;author&quot;:[{&quot;family&quot;:&quot;Wittorski&quot;,&quot;given&quot;:&quot;Richard&quot;}],&quot;issued&quot;:{&quot;date-parts&quot;:[[&quot;2005&quot;,9,1]]},&quot;citation-key&quot;:&quot;wittorskiFormationTravailProfessionnalisation2005&quot;}}],&quot;schema&quot;:&quot;https://github.com/citation-style-language/schema/raw/master/csl-citation.json&quot;} RNDYPx3hSOyZY"/></text:p></text:note-body></text:note></text:p>
      <text:p text:style-name="P7"/>
      <text:p text:style-name="P7"><text:soft-page-break/>reproduction de l’ouvrage collectif<text:note text:id="ftn2" text:note-class="footnote"><text:note-citation>4</text:note-citation><text:note-body><text:p text:style-name="Footnote"><text:reference-mark-start text:name="ZOTERO_ITEM CSL_CITATION {&quot;citationID&quot;:&quot;djc0ivMo&quot;,&quot;properties&quot;:{&quot;formattedCitation&quot;:&quot;Dominique Gauzin-M\\uc0\\u252{}ller {\\i{}et\\uc0\\u160{}al.}, {\\i{}Habiter \\uc0\\u233{}cologique: quelles architectures pour une ville durable?}, Arles, Actes Sud, 2009&quot;,&quot;plainCitation&quot;:&quot;Dominique Gauzin-Müller et al., Habiter écologique: quelles architectures pour une ville durable?, Arles, Actes Sud, 2009&quot;,&quot;noteIndex&quot;:4},&quot;citationItems&quot;:[{&quot;id&quot;:15801,&quot;uris&quot;:[&quot;http://zotero.org/users/895735/items/QEJF5QNX&quot;],&quot;itemData&quot;:{&quot;id&quot;:15801,&quot;type&quot;:&quot;book&quot;,&quot;abstract&quot;:&quot;L’ARCHITECTURE ÉCOLOGIQUE est une réalité en devenir. Si certaines démarches sont déjà très abouties, en France comme à l’étranger, les grandes figures de ce courant se définissent toujours comme des “défricheurs”, confrontés aux urgences sociales, climatiques et énergétiques.  Cette scène d’architecture est déjà universelle. Elle émerge, extrêmement diverse, dans de multiples foyers de création, actifs au Sud comme au Nord. Cette architecture se fonde sur une nouvelle interprétation du monde. Elle s’appuie sur l’approche holistique qui est une pensée de la complexité : conservation et innovation, développement et préservation, liberté de l’individu et valeurs collectives.   Cette architecture renoue aussi avec une vision politique. Défendre un usage raisonné et un partage équitable des ressources, changer le contenu des mots “progrès”, “nature”, c’est attaquer l’ordre établi du XXe siècle.  Après avoir été pionnière du bioclimatique dans les années 1970, la France tend à rejoindre aujourd’hui ce puissant flux mondial. La qualité et la diversité des réalisations présentées dans cet ouvrage témoignent qu’une voie “française” est d’ores et déjà à l’oeuvre.&quot;,&quot;event-place&quot;:&quot;Arles&quot;,&quot;ISBN&quot;:&quot;978-2-7427-8321-2&quot;,&quot;language&quot;:&quot;en&quot;,&quot;number-of-pages&quot;:&quot;414&quot;,&quot;publisher&quot;:&quot;Actes Sud&quot;,&quot;publisher-place&quot;:&quot;Arles&quot;,&quot;source&quot;:&quot;Amazon&quot;,&quot;title&quot;:&quot;Habiter écologique: quelles architectures pour une ville durable?&quot;,&quot;title-short&quot;:&quot;Habiter écologique&quot;,&quot;author&quot;:[{&quot;family&quot;:&quot;Gauzin-Müller&quot;,&quot;given&quot;:&quot;Dominique&quot;},{&quot;family&quot;:&quot;Lecoeur&quot;,&quot;given&quot;:&quot;Christelle&quot;},{&quot;family&quot;:&quot;Contal&quot;,&quot;given&quot;:&quot;Marie-Hélène&quot;},{&quot;family&quot;:&quot;Ménard&quot;,&quot;given&quot;:&quot;Jean-Pierre&quot;}],&quot;issued&quot;:{&quot;date-parts&quot;:[[&quot;2009&quot;,8,5]]},&quot;citation-key&quot;:&quot;gauzin-mullerHabiterEcologiqueQuelles2009&quot;}}],&quot;schema&quot;:&quot;https://github.com/citation-style-language/schema/raw/master/csl-citation.json&quot;} RND1eiXNHcryh"/><text:span text:style-name="T9">Dominique Gauzin-Müller </text:span><text:span text:style-name="T10">et al.</text:span><text:span text:style-name="T9">, </text:span><text:span text:style-name="T10">Habiter écologique: quelles architectures pour une ville durable?</text:span><text:span text:style-name="T9">, Arles, Actes Sud, 2009</text:span><text:reference-mark-end text:name="ZOTERO_ITEM CSL_CITATION {&quot;citationID&quot;:&quot;djc0ivMo&quot;,&quot;properties&quot;:{&quot;formattedCitation&quot;:&quot;Dominique Gauzin-M\\uc0\\u252{}ller {\\i{}et\\uc0\\u160{}al.}, {\\i{}Habiter \\uc0\\u233{}cologique: quelles architectures pour une ville durable?}, Arles, Actes Sud, 2009&quot;,&quot;plainCitation&quot;:&quot;Dominique Gauzin-Müller et al., Habiter écologique: quelles architectures pour une ville durable?, Arles, Actes Sud, 2009&quot;,&quot;noteIndex&quot;:4},&quot;citationItems&quot;:[{&quot;id&quot;:15801,&quot;uris&quot;:[&quot;http://zotero.org/users/895735/items/QEJF5QNX&quot;],&quot;itemData&quot;:{&quot;id&quot;:15801,&quot;type&quot;:&quot;book&quot;,&quot;abstract&quot;:&quot;L’ARCHITECTURE ÉCOLOGIQUE est une réalité en devenir. Si certaines démarches sont déjà très abouties, en France comme à l’étranger, les grandes figures de ce courant se définissent toujours comme des “défricheurs”, confrontés aux urgences sociales, climatiques et énergétiques.  Cette scène d’architecture est déjà universelle. Elle émerge, extrêmement diverse, dans de multiples foyers de création, actifs au Sud comme au Nord. Cette architecture se fonde sur une nouvelle interprétation du monde. Elle s’appuie sur l’approche holistique qui est une pensée de la complexité : conservation et innovation, développement et préservation, liberté de l’individu et valeurs collectives.   Cette architecture renoue aussi avec une vision politique. Défendre un usage raisonné et un partage équitable des ressources, changer le contenu des mots “progrès”, “nature”, c’est attaquer l’ordre établi du XXe siècle.  Après avoir été pionnière du bioclimatique dans les années 1970, la France tend à rejoindre aujourd’hui ce puissant flux mondial. La qualité et la diversité des réalisations présentées dans cet ouvrage témoignent qu’une voie “française” est d’ores et déjà à l’oeuvre.&quot;,&quot;event-place&quot;:&quot;Arles&quot;,&quot;ISBN&quot;:&quot;978-2-7427-8321-2&quot;,&quot;language&quot;:&quot;en&quot;,&quot;number-of-pages&quot;:&quot;414&quot;,&quot;publisher&quot;:&quot;Actes Sud&quot;,&quot;publisher-place&quot;:&quot;Arles&quot;,&quot;source&quot;:&quot;Amazon&quot;,&quot;title&quot;:&quot;Habiter écologique: quelles architectures pour une ville durable?&quot;,&quot;title-short&quot;:&quot;Habiter écologique&quot;,&quot;author&quot;:[{&quot;family&quot;:&quot;Gauzin-Müller&quot;,&quot;given&quot;:&quot;Dominique&quot;},{&quot;family&quot;:&quot;Lecoeur&quot;,&quot;given&quot;:&quot;Christelle&quot;},{&quot;family&quot;:&quot;Contal&quot;,&quot;given&quot;:&quot;Marie-Hélène&quot;},{&quot;family&quot;:&quot;Ménard&quot;,&quot;given&quot;:&quot;Jean-Pierre&quot;}],&quot;issued&quot;:{&quot;date-parts&quot;:[[&quot;2009&quot;,8,5]]},&quot;citation-key&quot;:&quot;gauzin-mullerHabiterEcologiqueQuelles2009&quot;}}],&quot;schema&quot;:&quot;https://github.com/citation-style-language/schema/raw/master/csl-citation.json&quot;} RND1eiXNHcryh"/></text:p></text:note-body></text:note></text:p>
      <text:p text:style-name="P7"/>
      <text:p text:style-name="P7">reproduction du chapitre d’ouvrage<text:note text:id="ftn3" text:note-class="footnote"><text:note-citation>5</text:note-citation><text:note-body><text:p text:style-name="Footnote"><text:reference-mark-start text:name="ZOTERO_ITEM CSL_CITATION {&quot;citationID&quot;:&quot;znuwj2S1&quot;,&quot;properties&quot;:{&quot;formattedCitation&quot;:&quot;Fr\\uc0\\u233{}d\\uc0\\u233{}ric Darbellay, \\uc0\\u171{}\\uc0\\u160{}Chapitre 10. Interdisciplinarit\\uc0\\u233{} et cr\\uc0\\u233{}ativit\\uc0\\u233{}\\uc0\\u8239{}: transformation organisationnelle et acteurs du changement\\uc0\\u160{}\\uc0\\u187{}, in {\\i{}La cr\\uc0\\u233{}ativit\\uc0\\u233{} en situations}, Malakoff, Dunod, 2023, p.\\uc0\\u160{}164-174&quot;,&quot;plainCitation&quot;:&quot;Frédéric Darbellay, « Chapitre 10. Interdisciplinarité et créativité : transformation organisationnelle et acteurs du changement », in La créativité en situations, Malakoff, Dunod, 2023, p. 164-174&quot;,&quot;noteIndex&quot;:5},&quot;citationItems&quot;:[{&quot;id&quot;:15799,&quot;uris&quot;:[&quot;http://zotero.org/users/895735/items/D4YS7PVF&quot;],&quot;itemData&quot;:{&quot;id&quot;:15799,&quot;type&quot;:&quot;chapter&quot;,&quot;container-title&quot;:&quot;La créativité en situations&quot;,&quot;event-place&quot;:&quot;Malakoff&quot;,&quot;language&quot;:&quot;en&quot;,&quot;note&quot;:&quot;DOI: 10.3917/dunod.bonna.2023.01.0164&quot;,&quot;page&quot;:&quot;164-174&quot;,&quot;publisher&quot;:&quot;Dunod&quot;,&quot;publisher-place&quot;:&quot;Malakoff&quot;,&quot;source&quot;:&quot;shs.cairn.info&quot;,&quot;title&quot;:&quot;Chapitre 10. Interdisciplinarité et créativité : transformation organisationnelle et acteurs du changement&quot;,&quot;title-short&quot;:&quot;Chapitre 10. Interdisciplinarité et créativité&quot;,&quot;URL&quot;:&quot;https://shs.cairn.info/la-creativite-en-situations--9782100828401-page-164&quot;,&quot;author&quot;:[{&quot;family&quot;:&quot;Darbellay&quot;,&quot;given&quot;:&quot;Frédéric&quot;}],&quot;accessed&quot;:{&quot;date-parts&quot;:[[&quot;2025&quot;,2,11]]},&quot;issued&quot;:{&quot;date-parts&quot;:[[&quot;2023&quot;,5,17]]},&quot;citation-key&quot;:&quot;darbellayChapitre10Interdisciplinarite2023&quot;}}],&quot;schema&quot;:&quot;https://github.com/citation-style-language/schema/raw/master/csl-citation.json&quot;} RND9D3dViycyr"/><text:span text:style-name="T9">Frédéric Darbellay, « Chapitre 10. Interdisciplinarité et créativité : transformation organisationnelle et acteurs du changement », in </text:span><text:span text:style-name="T10">La créativité en situations</text:span><text:span text:style-name="T9">, Malakoff, Dunod, 2023, p. 164-174</text:span><text:reference-mark-end text:name="ZOTERO_ITEM CSL_CITATION {&quot;citationID&quot;:&quot;znuwj2S1&quot;,&quot;properties&quot;:{&quot;formattedCitation&quot;:&quot;Fr\\uc0\\u233{}d\\uc0\\u233{}ric Darbellay, \\uc0\\u171{}\\uc0\\u160{}Chapitre 10. Interdisciplinarit\\uc0\\u233{} et cr\\uc0\\u233{}ativit\\uc0\\u233{}\\uc0\\u8239{}: transformation organisationnelle et acteurs du changement\\uc0\\u160{}\\uc0\\u187{}, in {\\i{}La cr\\uc0\\u233{}ativit\\uc0\\u233{} en situations}, Malakoff, Dunod, 2023, p.\\uc0\\u160{}164-174&quot;,&quot;plainCitation&quot;:&quot;Frédéric Darbellay, « Chapitre 10. Interdisciplinarité et créativité : transformation organisationnelle et acteurs du changement », in La créativité en situations, Malakoff, Dunod, 2023, p. 164-174&quot;,&quot;noteIndex&quot;:5},&quot;citationItems&quot;:[{&quot;id&quot;:15799,&quot;uris&quot;:[&quot;http://zotero.org/users/895735/items/D4YS7PVF&quot;],&quot;itemData&quot;:{&quot;id&quot;:15799,&quot;type&quot;:&quot;chapter&quot;,&quot;container-title&quot;:&quot;La créativité en situations&quot;,&quot;event-place&quot;:&quot;Malakoff&quot;,&quot;language&quot;:&quot;en&quot;,&quot;note&quot;:&quot;DOI: 10.3917/dunod.bonna.2023.01.0164&quot;,&quot;page&quot;:&quot;164-174&quot;,&quot;publisher&quot;:&quot;Dunod&quot;,&quot;publisher-place&quot;:&quot;Malakoff&quot;,&quot;source&quot;:&quot;shs.cairn.info&quot;,&quot;title&quot;:&quot;Chapitre 10. Interdisciplinarité et créativité : transformation organisationnelle et acteurs du changement&quot;,&quot;title-short&quot;:&quot;Chapitre 10. Interdisciplinarité et créativité&quot;,&quot;URL&quot;:&quot;https://shs.cairn.info/la-creativite-en-situations--9782100828401-page-164&quot;,&quot;author&quot;:[{&quot;family&quot;:&quot;Darbellay&quot;,&quot;given&quot;:&quot;Frédéric&quot;}],&quot;accessed&quot;:{&quot;date-parts&quot;:[[&quot;2025&quot;,2,11]]},&quot;issued&quot;:{&quot;date-parts&quot;:[[&quot;2023&quot;,5,17]]},&quot;citation-key&quot;:&quot;darbellayChapitre10Interdisciplinarite2023&quot;}}],&quot;schema&quot;:&quot;https://github.com/citation-style-language/schema/raw/master/csl-citation.json&quot;} RND9D3dViycyr"/></text:p></text:note-body></text:note></text:p>
      <text:p text:style-name="P7"/>
      <text:p text:style-name="Standard"/>
      <text:p text:style-name="Bibliography_20_1">Bourdoncle Raymond, « « universitarisation » », <text:span text:style-name="T3">Recherche et formation</text:span>, n<text:span text:style-name="T4">o</text:span> 54, ENS Editions, 1<text:span text:style-name="T4">er</text:span> janvier 2007, p. 135-149.</text:p>
      <text:p text:style-name="Bibliography_20_1">Collectif, <text:span text:style-name="T3">Habiter écologique: quelles architectures pour une ville durable?</text:span>, Arles, Actes Sud, 2009.</text:p>
      <text:p text:style-name="Bibliography_20_1">Darbellay Frédéric, « Chapitre 10. Interdisciplinarité et créativité : transformation organisationnelle et acteurs du changement », <text:span text:style-name="T3">La créativité en situations</text:span>, Malakoff, Dunod, 2023, p. 164-174.</text:p>
      <text:p text:style-name="Bibliography_20_1">Genyck Isabelle et Elise Macaire, « La mise en place d’une expérimentation pédagogique : construction incrémentale d’une méthode de projet – GeoProximiteS », <text:span text:style-name="T3">GéoProximitéS</text:span>, vol. 2024, n<text:span text:style-name="T4">o</text:span> 1, 14 février 2024, p. 130-136.</text:p>
      <text:p text:style-name="Bibliography_20_1">Wittorski Richard, <text:span text:style-name="T3">Formation, travail et professionnalisation</text:span>, Paris, Editions L’Harmattan, 2005.</text:p>
      <text:p text:style-name="P8"/>
      <text:p text:style-name="P7">1. Application du style ENS-Lyon :</text:p>
      <text:p text:style-name="P7"/>
      <text:p text:style-name="P3"><text:span text:style-name="T2">Bourdoncle</text:span><text:span text:style-name="T6"> Raymond</text:span>, « « universitarisation » », <text:span text:style-name="T3">Recherche et formation</text:span>, n<text:span text:style-name="T4">o</text:span> 54, ENS Editions, 1<text:span text:style-name="T4">er</text:span> janvier 2007, p. 135-149.</text:p>
      <text:p text:style-name="P3"><text:span text:style-name="T2">Collectif</text:span>, <text:span text:style-name="T3">Habiter écologique: quelles architectures pour une ville durable?</text:span>, Arles, Actes Sud, 2009.</text:p>
      <text:p text:style-name="P3"><text:span text:style-name="T2">Darbellay</text:span><text:span text:style-name="T6"> Frédéric</text:span>, « Chapitre 10. Interdisciplinarité et créativité : transformation organisationnelle et acteurs du changement », dans <text:span text:style-name="T3">La créativité en situations</text:span>, sans lieu, Dunod, 2023, p. 164-174.</text:p>
      <text:p text:style-name="P3"><text:span text:style-name="T2">Genyck</text:span><text:span text:style-name="T6"> Isabelle et Elise </text:span><text:span text:style-name="T2">Macaire</text:span>, « La mise en place d’une expérimentation pédagogique : construction incrémentale d’une méthode de projet – GeoProximiteS », <text:span text:style-name="T3">GéoProximitéS</text:span>, vol. 2024, n<text:span text:style-name="T4">o</text:span> 1, 14 février 2024, p. 130-136. <text:span text:style-name="T7">[en ligne + URL]</text:span></text:p>
      <text:p text:style-name="P3"><text:span text:style-name="T2">Wittorski</text:span><text:span text:style-name="T6"> </text:span>Richard, <text:span text:style-name="T3">Formation, travail et professionnalisation</text:span>, sans lieu, Editions L’Harmattan, 2005.</text:p>
      <text:p text:style-name="P2"/>
      <text:p text:style-name="P1">A modifier : </text:p>
      <text:p text:style-name="P1">1. <text:span text:style-name="T8">(tous) </text:span>NOM Prénom → Prénom Nom</text:p>
      <text:p text:style-name="P1">2. <text:span text:style-name="T8">(ouvrage) </text:span>mois YYYY → YYYY</text:p>
      <text:p text:style-name="P4">3. (article) DD mois YYYY → mois YYYY</text:p>
      <text:p text:style-name="P1"><text:soft-page-break/><text:span text:style-name="T14">4</text:span>. <text:span text:style-name="T8">(ouvrage collectif) COLLECTIF → mentionner les auteurs, </text:span><text:span text:style-name="T14">faire en sorte que les auteurs soient séparés par des virgules et qu’un « et » précède le dernier auteur. </text:span></text:p>
      <text:p text:style-name="P3"><text:span text:style-name="T14">5</text:span><text:span text:style-name="T8">. (article en ligne) : ajouter </text:span><text:span text:style-name="T5">[en ligne] [</text:span><text:a xlink:type="simple" xlink:href="https://geoproximites.fr/ark:/84480 2024/01/25/la-mise-en-place-dune-experimentation-pedagogique-construction-incrementale-dune-methode-de-projet/" text:style-name="Internet_20_link" text:visited-style-name="Visited_20_Internet_20_Link"><text:span text:style-name="T5">https://geoproximites.fr/ark:/84480 2024/01/25/la-mise-en-place-dune-experimentation-pedagogique-construction-incrementale-dune-methode-de-projet/</text:span></text:a><text:span text:style-name="T5">]</text:span></text:p>
      <text:p text:style-name="P16">6. Lorsqu’il y a une URL, faire en sorte qu’elle apparaisse dans la forme définie en 5</text:p>
      <text:p text:style-name="P16"/>
      <text:p text:style-name="P16">Les étapes 1 à 5 ont été réalisées manuellement</text:p>
      <text:p text:style-name="P16">l’étape 6 a été réalisée avec l’aide de RAGaRenn (<text:span text:style-name="T15">Llma 3.1 8B) voir prompt joint dans le dépôt</text:span></text:p>
      <text:p text:style-name="Bibliography_20_1"/>
      <text:h text:style-name="Heading_20_1" text:outline-level="1">Style livré (Craup5)</text:h>
      <text:p text:style-name="P4"/>
      <text:p text:style-name="P4">Résultat de l’application du style Craup5</text:p>
      <text:p text:style-name="P9"/>
      <text:p text:style-name="P9">reproduction de l’article<text:note text:id="ftn5" text:note-class="footnote"><text:note-citation>6</text:note-citation><text:note-body><text:p text:style-name="Footnote"><text:reference-mark-start text:name="ZOTERO_ITEM CSL_CITATION {&quot;citationID&quot;:&quot;gnEtgU7y&quot;,&quot;properties&quot;:{&quot;formattedCitation&quot;:&quot;Raymond Bourdoncle, \\uc0\\u171{}\\uc0\\u160{}\\uc0\\u171{}\\uc0\\u8239{}universitarisation\\uc0\\u8239{}\\uc0\\u187{}\\uc0\\u160{}\\uc0\\u187{}, {\\i{}Recherche et formation}, n\\super o\\nosupersub{}\\uc0\\u160{}54, ENS Editions, janvier 2007, p.\\uc0\\u160{}135-149 10.4000/rechercheformation.945&quot;,&quot;plainCitation&quot;:&quot;Raymond Bourdoncle, « « universitarisation » », Recherche et formation, no 54, ENS Editions, janvier 2007, p. 135-149 10.4000/rechercheformation.945&quot;,&quot;noteIndex&quot;:1},&quot;citationItems&quot;:[{&quot;id&quot;:15794,&quot;uris&quot;:[&quot;http://zotero.org/users/895735/items/PCTN3RK6&quot;],&quot;itemData&quot;:{&quot;id&quot;:15794,&quot;type&quot;:&quot;article-journal&quot;,&quot;abstract&quot;:&quot;Pourquoi ce mot ? Pourquoi pas ceux que l’on trouve dans le titre du thème choisi pour ce numéro : « Nouveaux cursus, nouveaux diplômes » ? Ils sont trop généraux. Pourquoi pas ceux du sous-titre « La formation professionnelle des formateurs à l’Université » ? Avec Claude Lessard (Lessard et Bourdoncle, 2002 et 2003), nous avons déjà travaillé sur la question proche, mais plus générale : « Qu’est-ce qu’une formation professionnelle universitaire ? » Inutile d’y revenir. On se répéterait. Trav...&quot;,&quot;container-title&quot;:&quot;Recherche et formation&quot;,&quot;DOI&quot;:&quot;10.4000/rechercheformation.945&quot;,&quot;ISSN&quot;:&quot;0988-1824&quot;,&quot;issue&quot;:&quot;54&quot;,&quot;journalAbbreviation&quot;:&quot;Rech. form.&quot;,&quot;language&quot;:&quot;en&quot;,&quot;license&quot;:&quot;https://creativecommons.org/licenses/by-nc-nd/4.0/&quot;,&quot;note&quot;:&quot;ISBN: 9782734210795\nnumber: 54\npublisher: ENS Editions&quot;,&quot;page&quot;:&quot;135-149&quot;,&quot;source&quot;:&quot;journals.openedition.org&quot;,&quot;title&quot;:&quot;« universitarisation »&quot;,&quot;author&quot;:[{&quot;family&quot;:&quot;Bourdoncle&quot;,&quot;given&quot;:&quot;Raymond&quot;}],&quot;issued&quot;:{&quot;date-parts&quot;:[[&quot;2007&quot;,1,1]]},&quot;citation-key&quot;:&quot;bourdoncleUniversitarisation2007&quot;}}],&quot;schema&quot;:&quot;https://github.com/citation-style-language/schema/raw/master/csl-citation.json&quot;} RNDtbfi4gjZQs"/><text:span text:style-name="T11">Raymond Bourdoncle, « « universitarisation » », </text:span><text:span text:style-name="T12">Recherche et formation</text:span><text:span text:style-name="T11">, n</text:span><text:span text:style-name="T13">o</text:span><text:span text:style-name="T11"> 54, ENS Editions, janvier 2007, p. 135-149 10.4000/rechercheformation.945</text:span><text:reference-mark-end text:name="ZOTERO_ITEM CSL_CITATION {&quot;citationID&quot;:&quot;gnEtgU7y&quot;,&quot;properties&quot;:{&quot;formattedCitation&quot;:&quot;Raymond Bourdoncle, \\uc0\\u171{}\\uc0\\u160{}\\uc0\\u171{}\\uc0\\u8239{}universitarisation\\uc0\\u8239{}\\uc0\\u187{}\\uc0\\u160{}\\uc0\\u187{}, {\\i{}Recherche et formation}, n\\super o\\nosupersub{}\\uc0\\u160{}54, ENS Editions, janvier 2007, p.\\uc0\\u160{}135-149 10.4000/rechercheformation.945&quot;,&quot;plainCitation&quot;:&quot;Raymond Bourdoncle, « « universitarisation » », Recherche et formation, no 54, ENS Editions, janvier 2007, p. 135-149 10.4000/rechercheformation.945&quot;,&quot;noteIndex&quot;:1},&quot;citationItems&quot;:[{&quot;id&quot;:15794,&quot;uris&quot;:[&quot;http://zotero.org/users/895735/items/PCTN3RK6&quot;],&quot;itemData&quot;:{&quot;id&quot;:15794,&quot;type&quot;:&quot;article-journal&quot;,&quot;abstract&quot;:&quot;Pourquoi ce mot ? Pourquoi pas ceux que l’on trouve dans le titre du thème choisi pour ce numéro : « Nouveaux cursus, nouveaux diplômes » ? Ils sont trop généraux. Pourquoi pas ceux du sous-titre « La formation professionnelle des formateurs à l’Université » ? Avec Claude Lessard (Lessard et Bourdoncle, 2002 et 2003), nous avons déjà travaillé sur la question proche, mais plus générale : « Qu’est-ce qu’une formation professionnelle universitaire ? » Inutile d’y revenir. On se répéterait. Trav...&quot;,&quot;container-title&quot;:&quot;Recherche et formation&quot;,&quot;DOI&quot;:&quot;10.4000/rechercheformation.945&quot;,&quot;ISSN&quot;:&quot;0988-1824&quot;,&quot;issue&quot;:&quot;54&quot;,&quot;journalAbbreviation&quot;:&quot;Rech. form.&quot;,&quot;language&quot;:&quot;en&quot;,&quot;license&quot;:&quot;https://creativecommons.org/licenses/by-nc-nd/4.0/&quot;,&quot;note&quot;:&quot;ISBN: 9782734210795\nnumber: 54\npublisher: ENS Editions&quot;,&quot;page&quot;:&quot;135-149&quot;,&quot;source&quot;:&quot;journals.openedition.org&quot;,&quot;title&quot;:&quot;« universitarisation »&quot;,&quot;author&quot;:[{&quot;family&quot;:&quot;Bourdoncle&quot;,&quot;given&quot;:&quot;Raymond&quot;}],&quot;issued&quot;:{&quot;date-parts&quot;:[[&quot;2007&quot;,1,1]]},&quot;citation-key&quot;:&quot;bourdoncleUniversitarisation2007&quot;}}],&quot;schema&quot;:&quot;https://github.com/citation-style-language/schema/raw/master/csl-citation.json&quot;} RNDtbfi4gjZQs"/></text:p></text:note-body></text:note></text:p>
      <text:p text:style-name="P9"/>
      <text:p text:style-name="P14">reproduction de l’article avec URL<text:note text:id="ftn6" text:note-class="footnote"><text:note-citation>7</text:note-citation><text:note-body><text:p text:style-name="Footnote"><text:reference-mark-start text:name="ZOTERO_ITEM CSL_CITATION {&quot;citationID&quot;:&quot;Nn8661fN&quot;,&quot;properties&quot;:{&quot;formattedCitation&quot;:&quot;Isabelle Genyck et Elise Macaire, \\uc0\\u171{}\\uc0\\u160{}La mise en place d\\uc0\\u8217{}une exp\\uc0\\u233{}rimentation p\\uc0\\u233{}dagogique\\uc0\\u8239{}: construction incr\\uc0\\u233{}mentale d\\uc0\\u8217{}une m\\uc0\\u233{}thode de projet \\uc0\\u8211{} GeoProximiteS\\uc0\\u160{}\\uc0\\u187{}, {\\i{}G\\uc0\\u233{}oProximit\\uc0\\u233{}S}, vol.\\uc0\\u160{}2024, n\\super o\\nosupersub{}\\uc0\\u160{}1, f\\uc0\\u233{}vrier 2024, p.\\uc0\\u160{}130-136&quot;,&quot;plainCitation&quot;:&quot;Isabelle Genyck et Elise Macaire, « La mise en place d’une expérimentation pédagogique : construction incrémentale d’une méthode de projet – GeoProximiteS », GéoProximitéS, vol. 2024, no 1, février 2024, p. 130-136&quot;,&quot;noteIndex&quot;:2},&quot;citationItems&quot;:[{&quot;id&quot;:15803,&quot;uris&quot;:[&quot;http://zotero.org/users/895735/items/YM9H379A&quot;],&quot;itemData&quot;:{&quot;id&quot;:15803,&quot;type&quot;:&quot;article-journal&quot;,&quot;container-title&quot;:&quot;GéoProximitéS&quot;,&quot;issue&quot;:&quot;1&quot;,&quot;language&quot;:&quot;en&quot;,&quot;page&quot;:&quot;130-136&quot;,&quot;title&quot;:&quot;La mise en place d’une expérimentation pédagogique : construction incrémentale d’une méthode de projet – GeoProximiteS&quot;,&quot;title-short&quot;:&quot;La mise en place d’une expérimentation pédagogique&quot;,&quot;volume&quot;:&quot;2024&quot;,&quot;author&quot;:[{&quot;family&quot;:&quot;Genyck&quot;,&quot;given&quot;:&quot;Isabelle&quot;},{&quot;family&quot;:&quot;Macaire&quot;,&quot;given&quot;:&quot;Elise&quot;}],&quot;issued&quot;:{&quot;date-parts&quot;:[[&quot;2024&quot;,2,14]]},&quot;citation-key&quot;:&quot;genyckMisePlaceDune2024&quot;}}],&quot;schema&quot;:&quot;https://github.com/citation-style-language/schema/raw/master/csl-citation.json&quot;} RNDQjd1EaIWnv"/><text:span text:style-name="T11">Isabelle Genyck et Elise Macaire, « La mise en place d’une expérimentation pédagogique : construction incrémentale d’une méthode de projet – GeoProximiteS », </text:span><text:span text:style-name="T12">GéoProximitéS</text:span><text:span text:style-name="T11">, vol. 2024, n</text:span><text:span text:style-name="T13">o</text:span><text:span text:style-name="T11"> 1, février 2024, p. 130-136</text:span><text:reference-mark-end text:name="ZOTERO_ITEM CSL_CITATION {&quot;citationID&quot;:&quot;Nn8661fN&quot;,&quot;properties&quot;:{&quot;formattedCitation&quot;:&quot;Isabelle Genyck et Elise Macaire, \\uc0\\u171{}\\uc0\\u160{}La mise en place d\\uc0\\u8217{}une exp\\uc0\\u233{}rimentation p\\uc0\\u233{}dagogique\\uc0\\u8239{}: construction incr\\uc0\\u233{}mentale d\\uc0\\u8217{}une m\\uc0\\u233{}thode de projet \\uc0\\u8211{} GeoProximiteS\\uc0\\u160{}\\uc0\\u187{}, {\\i{}G\\uc0\\u233{}oProximit\\uc0\\u233{}S}, vol.\\uc0\\u160{}2024, n\\super o\\nosupersub{}\\uc0\\u160{}1, f\\uc0\\u233{}vrier 2024, p.\\uc0\\u160{}130-136&quot;,&quot;plainCitation&quot;:&quot;Isabelle Genyck et Elise Macaire, « La mise en place d’une expérimentation pédagogique : construction incrémentale d’une méthode de projet – GeoProximiteS », GéoProximitéS, vol. 2024, no 1, février 2024, p. 130-136&quot;,&quot;noteIndex&quot;:2},&quot;citationItems&quot;:[{&quot;id&quot;:15803,&quot;uris&quot;:[&quot;http://zotero.org/users/895735/items/YM9H379A&quot;],&quot;itemData&quot;:{&quot;id&quot;:15803,&quot;type&quot;:&quot;article-journal&quot;,&quot;container-title&quot;:&quot;GéoProximitéS&quot;,&quot;issue&quot;:&quot;1&quot;,&quot;language&quot;:&quot;en&quot;,&quot;page&quot;:&quot;130-136&quot;,&quot;title&quot;:&quot;La mise en place d’une expérimentation pédagogique : construction incrémentale d’une méthode de projet – GeoProximiteS&quot;,&quot;title-short&quot;:&quot;La mise en place d’une expérimentation pédagogique&quot;,&quot;volume&quot;:&quot;2024&quot;,&quot;author&quot;:[{&quot;family&quot;:&quot;Genyck&quot;,&quot;given&quot;:&quot;Isabelle&quot;},{&quot;family&quot;:&quot;Macaire&quot;,&quot;given&quot;:&quot;Elise&quot;}],&quot;issued&quot;:{&quot;date-parts&quot;:[[&quot;2024&quot;,2,14]]},&quot;citation-key&quot;:&quot;genyckMisePlaceDune2024&quot;}}],&quot;schema&quot;:&quot;https://github.com/citation-style-language/schema/raw/master/csl-citation.json&quot;} RNDQjd1EaIWnv"/></text:p></text:note-body></text:note></text:p>
      <text:p text:style-name="P9"/>
      <text:p text:style-name="P9">reproduction de l’ouvrage<text:note text:id="ftn7" text:note-class="footnote"><text:note-citation>8</text:note-citation><text:note-body><text:p text:style-name="Footnote"><text:reference-mark-start text:name="ZOTERO_ITEM CSL_CITATION {&quot;citationID&quot;:&quot;IEbBZkjw&quot;,&quot;properties&quot;:{&quot;formattedCitation&quot;:&quot;Richard Wittorski, {\\i{}Formation, travail et professionnalisation}, Paris, Editions L\\uc0\\u8217{}Harmattan, 2005&quot;,&quot;plainCitation&quot;:&quot;Richard Wittorski, Formation, travail et professionnalisation, Paris, Editions L’Harmattan, 2005&quot;,&quot;noteIndex&quot;:3},&quot;citationItems&quot;:[{&quot;id&quot;:15797,&quot;uris&quot;:[&quot;http://zotero.org/users/895735/items/XD7T47V2&quot;],&quot;itemData&quot;:{&quot;id&quot;:15797,&quot;type&quot;:&quot;book&quot;,&quot;abstract&quot;:&quot;Cet ouvrage met au jour les questions posées au sujet des démarches de professionnalisation et saisit les processus à l'oeuvre dans les dispositifs ayant pour intention de professionnaliser des individus (développement des compétences et des identités professionnelles). Sont évoqués le rapport théorie/pratique dans ces dispositifs, les savoirs en jeu, les espaces et dispositifs de production/verbalisation de ces savoirs... dans des champs professionnels différents : médecine générale, enseignement, formation personnalisée.&quot;,&quot;event-place&quot;:&quot;Paris&quot;,&quot;ISBN&quot;:&quot;978-2-7475-9126-3&quot;,&quot;language&quot;:&quot;en&quot;,&quot;number-of-pages&quot;:&quot;206&quot;,&quot;publisher&quot;:&quot;Editions L'Harmattan&quot;,&quot;publisher-place&quot;:&quot;Paris&quot;,&quot;source&quot;:&quot;Amazon&quot;,&quot;title&quot;:&quot;Formation, travail et professionnalisation&quot;,&quot;author&quot;:[{&quot;family&quot;:&quot;Wittorski&quot;,&quot;given&quot;:&quot;Richard&quot;}],&quot;issued&quot;:{&quot;date-parts&quot;:[[&quot;2005&quot;,9,1]]},&quot;citation-key&quot;:&quot;wittorskiFormationTravailProfessionnalisation2005&quot;}}],&quot;schema&quot;:&quot;https://github.com/citation-style-language/schema/raw/master/csl-citation.json&quot;} RNDKhjtXedDE7"/><text:span text:style-name="T9">Richard Wittorski, </text:span><text:span text:style-name="T10">Formation, travail et professionnalisation</text:span><text:span text:style-name="T9">, Paris, Editions L’Harmattan, 2005</text:span><text:reference-mark-end text:name="ZOTERO_ITEM CSL_CITATION {&quot;citationID&quot;:&quot;IEbBZkjw&quot;,&quot;properties&quot;:{&quot;formattedCitation&quot;:&quot;Richard Wittorski, {\\i{}Formation, travail et professionnalisation}, Paris, Editions L\\uc0\\u8217{}Harmattan, 2005&quot;,&quot;plainCitation&quot;:&quot;Richard Wittorski, Formation, travail et professionnalisation, Paris, Editions L’Harmattan, 2005&quot;,&quot;noteIndex&quot;:3},&quot;citationItems&quot;:[{&quot;id&quot;:15797,&quot;uris&quot;:[&quot;http://zotero.org/users/895735/items/XD7T47V2&quot;],&quot;itemData&quot;:{&quot;id&quot;:15797,&quot;type&quot;:&quot;book&quot;,&quot;abstract&quot;:&quot;Cet ouvrage met au jour les questions posées au sujet des démarches de professionnalisation et saisit les processus à l'oeuvre dans les dispositifs ayant pour intention de professionnaliser des individus (développement des compétences et des identités professionnelles). Sont évoqués le rapport théorie/pratique dans ces dispositifs, les savoirs en jeu, les espaces et dispositifs de production/verbalisation de ces savoirs... dans des champs professionnels différents : médecine générale, enseignement, formation personnalisée.&quot;,&quot;event-place&quot;:&quot;Paris&quot;,&quot;ISBN&quot;:&quot;978-2-7475-9126-3&quot;,&quot;language&quot;:&quot;en&quot;,&quot;number-of-pages&quot;:&quot;206&quot;,&quot;publisher&quot;:&quot;Editions L'Harmattan&quot;,&quot;publisher-place&quot;:&quot;Paris&quot;,&quot;source&quot;:&quot;Amazon&quot;,&quot;title&quot;:&quot;Formation, travail et professionnalisation&quot;,&quot;author&quot;:[{&quot;family&quot;:&quot;Wittorski&quot;,&quot;given&quot;:&quot;Richard&quot;}],&quot;issued&quot;:{&quot;date-parts&quot;:[[&quot;2005&quot;,9,1]]},&quot;citation-key&quot;:&quot;wittorskiFormationTravailProfessionnalisation2005&quot;}}],&quot;schema&quot;:&quot;https://github.com/citation-style-language/schema/raw/master/csl-citation.json&quot;} RNDKhjtXedDE7"/></text:p></text:note-body></text:note></text:p>
      <text:p text:style-name="P9"/>
      <text:p text:style-name="P9">reproduction de l’ouvrage collectif<text:note text:id="ftn8" text:note-class="footnote"><text:note-citation>9</text:note-citation><text:note-body><text:p text:style-name="Footnote"><text:reference-mark-start text:name="ZOTERO_ITEM CSL_CITATION {&quot;citationID&quot;:&quot;jlnrfVLF&quot;,&quot;properties&quot;:{&quot;formattedCitation&quot;:&quot;Fr\\uc0\\u233{}d\\uc0\\u233{}ric Darbellay, \\uc0\\u171{}\\uc0\\u160{}Chapitre 10. Interdisciplinarit\\uc0\\u233{} et cr\\uc0\\u233{}ativit\\uc0\\u233{}\\uc0\\u8239{}: transformation organisationnelle et acteurs du changement\\uc0\\u160{}\\uc0\\u187{}, in {\\i{}La cr\\uc0\\u233{}ativit\\uc0\\u233{} en situations}, Malakoff, Dunod, 2023, p.\\uc0\\u160{}164-174&quot;,&quot;plainCitation&quot;:&quot;Frédéric Darbellay, « Chapitre 10. Interdisciplinarité et créativité : transformation organisationnelle et acteurs du changement », in La créativité en situations, Malakoff, Dunod, 2023, p. 164-174&quot;,&quot;noteIndex&quot;:4},&quot;citationItems&quot;:[{&quot;id&quot;:15799,&quot;uris&quot;:[&quot;http://zotero.org/users/895735/items/D4YS7PVF&quot;],&quot;itemData&quot;:{&quot;id&quot;:15799,&quot;type&quot;:&quot;chapter&quot;,&quot;container-title&quot;:&quot;La créativité en situations&quot;,&quot;event-place&quot;:&quot;Malakoff&quot;,&quot;language&quot;:&quot;en&quot;,&quot;note&quot;:&quot;DOI: 10.3917/dunod.bonna.2023.01.0164&quot;,&quot;page&quot;:&quot;164-174&quot;,&quot;publisher&quot;:&quot;Dunod&quot;,&quot;publisher-place&quot;:&quot;Malakoff&quot;,&quot;source&quot;:&quot;shs.cairn.info&quot;,&quot;title&quot;:&quot;Chapitre 10. Interdisciplinarité et créativité : transformation organisationnelle et acteurs du changement&quot;,&quot;title-short&quot;:&quot;Chapitre 10. Interdisciplinarité et créativité&quot;,&quot;URL&quot;:&quot;https://shs.cairn.info/la-creativite-en-situations--9782100828401-page-164&quot;,&quot;author&quot;:[{&quot;family&quot;:&quot;Darbellay&quot;,&quot;given&quot;:&quot;Frédéric&quot;}],&quot;accessed&quot;:{&quot;date-parts&quot;:[[&quot;2025&quot;,2,11]]},&quot;issued&quot;:{&quot;date-parts&quot;:[[&quot;2023&quot;,5,17]]},&quot;citation-key&quot;:&quot;darbellayChapitre10Interdisciplinarite2023&quot;}}],&quot;schema&quot;:&quot;https://github.com/citation-style-language/schema/raw/master/csl-citation.json&quot;} RNDOpkyY96JcS"/><text:span text:style-name="T9">Frédéric Darbellay, « Chapitre 10. Interdisciplinarité et créativité : transformation organisationnelle et acteurs du changement », in </text:span><text:span text:style-name="T10">La créativité en situations</text:span><text:span text:style-name="T9">, Malakoff, Dunod, 2023, p. 164-174</text:span><text:reference-mark-end text:name="ZOTERO_ITEM CSL_CITATION {&quot;citationID&quot;:&quot;jlnrfVLF&quot;,&quot;properties&quot;:{&quot;formattedCitation&quot;:&quot;Fr\\uc0\\u233{}d\\uc0\\u233{}ric Darbellay, \\uc0\\u171{}\\uc0\\u160{}Chapitre 10. Interdisciplinarit\\uc0\\u233{} et cr\\uc0\\u233{}ativit\\uc0\\u233{}\\uc0\\u8239{}: transformation organisationnelle et acteurs du changement\\uc0\\u160{}\\uc0\\u187{}, in {\\i{}La cr\\uc0\\u233{}ativit\\uc0\\u233{} en situations}, Malakoff, Dunod, 2023, p.\\uc0\\u160{}164-174&quot;,&quot;plainCitation&quot;:&quot;Frédéric Darbellay, « Chapitre 10. Interdisciplinarité et créativité : transformation organisationnelle et acteurs du changement », in La créativité en situations, Malakoff, Dunod, 2023, p. 164-174&quot;,&quot;noteIndex&quot;:4},&quot;citationItems&quot;:[{&quot;id&quot;:15799,&quot;uris&quot;:[&quot;http://zotero.org/users/895735/items/D4YS7PVF&quot;],&quot;itemData&quot;:{&quot;id&quot;:15799,&quot;type&quot;:&quot;chapter&quot;,&quot;container-title&quot;:&quot;La créativité en situations&quot;,&quot;event-place&quot;:&quot;Malakoff&quot;,&quot;language&quot;:&quot;en&quot;,&quot;note&quot;:&quot;DOI: 10.3917/dunod.bonna.2023.01.0164&quot;,&quot;page&quot;:&quot;164-174&quot;,&quot;publisher&quot;:&quot;Dunod&quot;,&quot;publisher-place&quot;:&quot;Malakoff&quot;,&quot;source&quot;:&quot;shs.cairn.info&quot;,&quot;title&quot;:&quot;Chapitre 10. Interdisciplinarité et créativité : transformation organisationnelle et acteurs du changement&quot;,&quot;title-short&quot;:&quot;Chapitre 10. Interdisciplinarité et créativité&quot;,&quot;URL&quot;:&quot;https://shs.cairn.info/la-creativite-en-situations--9782100828401-page-164&quot;,&quot;author&quot;:[{&quot;family&quot;:&quot;Darbellay&quot;,&quot;given&quot;:&quot;Frédéric&quot;}],&quot;accessed&quot;:{&quot;date-parts&quot;:[[&quot;2025&quot;,2,11]]},&quot;issued&quot;:{&quot;date-parts&quot;:[[&quot;2023&quot;,5,17]]},&quot;citation-key&quot;:&quot;darbellayChapitre10Interdisciplinarite2023&quot;}}],&quot;schema&quot;:&quot;https://github.com/citation-style-language/schema/raw/master/csl-citation.json&quot;} RNDOpkyY96JcS"/></text:p></text:note-body></text:note></text:p>
      <text:p text:style-name="P9"/>
      <text:p text:style-name="P5"/>
      <text:p text:style-name="P5">Raymond Bourdoncle , « « universitarisation » », <text:span text:style-name="T3">Recherche et formation</text:span>, n<text:span text:style-name="T4">o</text:span> 54, ENS Editions, janvier 2007, p. 135-149.</text:p>
      <text:p text:style-name="P5">Frédéric Darbellay , « Chapitre 10. Interdisciplinarité et créativité : transformation organisationnelle et acteurs du changement », <text:span text:style-name="T3">La créativité en situations</text:span>, Malakoff, Dunod, 2023, p. 164-174.</text:p>
      <text:p text:style-name="P5">Isabelle Genyck et Elise Macaire , « La mise en place d’une expérimentation pédagogique : construction incrémentale d’une méthode de projet – GeoProximiteS », <text:span text:style-name="T3">GéoProximitéS</text:span>, vol. 2024, n<text:span text:style-name="T4">o</text:span> 1, février 2024, p. 130-136. <text:span text:style-name="T5">[en ligne] [</text:span><text:a xlink:type="simple" xlink:href="https://geoproximites.fr/ark:/84480 2024/01/25/la-mise-en-place-dune-experimentation-pedagogique-construction-incrementale-dune-methode-de-projet/" text:style-name="Internet_20_link" text:visited-style-name="Visited_20_Internet_20_Link"><text:span text:style-name="T5">https://geoproximites.fr/ark:/84480 2024/01/25/la-mise-en-place-dune-experimentation-pedagogique-construction-incrementale-dune-methode-de-projet/</text:span></text:a><text:span text:style-name="T5">].</text:span></text:p>
      <text:p text:style-name="P5">Richard Wittorski , <text:span text:style-name="T3">Formation, travail et professionnalisation</text:span>, Paris, Editions L’Harmattan, 2005.</text:p>
      <text:p text:style-name="P17"/>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1.27cm" fo:margin-top="0cm" fo:margin-bottom="0.423cm" style:contextual-spacing="false" style:line-height-at-least="0.423cm" fo:text-indent="-1.27cm" style:auto-text-indent="false">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1:25:13.010042098</meta:creation-date>
    <meta:generator>LibreOffice/24.2.7.2$Linux_X86_64 LibreOffice_project/420$Build-2</meta:generator>
    <dc:date>2025-02-11T15:13:13.752615815</dc:date>
    <meta:editing-duration>PT36M56S</meta:editing-duration>
    <meta:editing-cycles>4</meta:editing-cycles>
    <meta:document-statistic meta:table-count="0" meta:image-count="0" meta:object-count="0" meta:page-count="3" meta:paragraph-count="57" meta:word-count="820" meta:character-count="6231" meta:non-whitespace-character-count="5456"/>
    <meta:user-defined meta:name="ZOTERO_PREF_1">&lt;data data-version="3" zotero-version="7.0.11"&gt;&lt;session id="88EusOzR"/&gt;&lt;style id="http://www.zotero.org/styles/ens-de-lyon-centre-dingenierie-documentaire-francais_craup2" hasBibliography="1" bibliographyStyleHasBeenSet="0"/&gt;&lt;prefs&gt;&lt;pref name="fieldType" </meta:user-defined>
    <meta:user-defined meta:name="ZOTERO_PREF_2">value="ReferenceMark"/&gt;&lt;pref name="automaticJournalAbbreviations" value="true"/&gt;&lt;pref name="noteType" value="1"/&gt;&lt;/prefs&gt;&lt;/data&gt;</meta:user-defined>
  </office:meta>
</office:document-meta>
</file>